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margin-bottom="0in" fo:line-height="150%"/>
      <style:text-properties style:font-name="Arial" style:font-name-asian="Times New Roman" style:font-name-complex="Arial" fo:font-size="35pt" style:font-size-asian="35pt" style:font-size-complex="35pt" style:language-asian="fr" style:country-asian="FR"/>
    </style:style>
    <style:style style:name="P2" style:parent-style-name="Normal" style:family="paragraph">
      <style:paragraph-properties fo:text-align="justify" fo:margin-bottom="0in" fo:line-height="150%"/>
      <style:text-properties style:font-name="Arial" style:font-name-asian="Times New Roman" style:font-name-complex="Arial" fo:font-size="35pt" style:font-size-asian="35pt" style:font-size-complex="35pt" style:language-asian="fr" style:country-asian="FR"/>
    </style:style>
    <style:style style:name="P3"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4"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5" style:parent-style-name="Normal" style:family="paragraph">
      <style:paragraph-properties fo:text-align="justify" fo:margin-bottom="0in" fo:line-height="150%"/>
      <style:text-properties style:font-name="Arial" style:font-name-asian="Times New Roman" style:font-name-complex="Arial" fo:font-size="22.5pt" style:font-size-asian="22.5pt" style:font-size-complex="22.5pt" style:language-asian="fr" style:country-asian="FR"/>
    </style:style>
    <style:style style:name="P6" style:parent-style-name="Normal" style:family="paragraph">
      <style:paragraph-properties fo:text-align="justify" fo:margin-bottom="0in" fo:line-height="150%"/>
      <style:text-properties style:font-name="Arial" style:font-name-asian="Times New Roman" style:font-name-complex="Arial" fo:font-size="22.5pt" style:font-size-asian="22.5pt" style:font-size-complex="22.5pt" style:language-asian="fr" style:country-asian="FR"/>
    </style:style>
    <style:style style:name="P7"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8"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9" style:parent-style-name="Normal" style:family="paragraph">
      <style:paragraph-properties fo:text-align="justify" fo:margin-bottom="0in" fo:line-height="150%"/>
      <style:text-properties style:font-name="Arial" style:font-name-asian="Times New Roman" style:font-name-complex="Arial" fo:font-size="35pt" style:font-size-asian="35pt" style:font-size-complex="35pt" style:language-asian="fr" style:country-asian="FR"/>
    </style:style>
    <style:style style:name="P10"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11"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12" style:parent-style-name="Normal" style:family="paragraph">
      <style:paragraph-properties fo:text-align="justify" fo:margin-bottom="0in" fo:line-height="150%"/>
    </style:style>
    <style:style style:name="T13" style:parent-style-name="Policepardéfaut" style:family="text">
      <style:text-properties style:font-name="Arial" style:font-name-asian="Times New Roman" style:font-name-complex="Arial" fo:font-size="22.5pt" style:font-size-asian="22.5pt" style:font-size-complex="22.5pt" style:language-asian="fr" style:country-asian="FR"/>
    </style:style>
    <style:style style:name="T14" style:parent-style-name="Policepardéfaut" style:family="text">
      <style:text-properties style:font-name="Arial" style:font-name-asian="Times New Roman" style:font-name-complex="Arial" fo:font-size="15pt" style:font-size-asian="15pt" style:font-size-complex="15pt" style:language-asian="fr" style:country-asian="FR"/>
    </style:style>
    <style:style style:name="P15" style:parent-style-name="Normal" style:family="paragraph">
      <style:paragraph-properties fo:text-align="justify" fo:margin-bottom="0in" fo:line-height="150%"/>
      <style:text-properties style:font-name="Arial" style:font-name-asian="Times New Roman" style:font-name-complex="Arial" fo:font-size="22.5pt" style:font-size-asian="22.5pt" style:font-size-complex="22.5pt" style:language-asian="fr" style:country-asian="FR"/>
    </style:style>
    <style:style style:name="P16" style:parent-style-name="Normal" style:family="paragraph">
      <style:paragraph-properties fo:text-align="justify" fo:margin-bottom="0in" fo:line-height="150%"/>
      <style:text-properties style:font-name="Arial" style:font-name-asian="Times New Roman" style:font-name-complex="Arial" fo:font-size="22.5pt" style:font-size-asian="22.5pt" style:font-size-complex="22.5pt" style:language-asian="fr" style:country-asian="FR"/>
    </style:style>
    <style:style style:name="P17"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18"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19" style:parent-style-name="Normal" style:family="paragraph">
      <style:paragraph-properties fo:text-align="justify" fo:margin-bottom="0in" fo:line-height="150%"/>
      <style:text-properties style:font-name="Arial" style:font-name-asian="Times New Roman" style:font-name-complex="Arial" fo:font-size="22.5pt" style:font-size-asian="22.5pt" style:font-size-complex="22.5pt" style:language-asian="fr" style:country-asian="FR"/>
    </style:style>
    <style:style style:name="P20" style:parent-style-name="Normal" style:family="paragraph">
      <style:paragraph-properties fo:text-align="justify" fo:margin-bottom="0in" fo:line-height="150%"/>
      <style:text-properties style:font-name="Arial" style:font-name-asian="Times New Roman" style:font-name-complex="Arial" fo:font-size="22.5pt" style:font-size-asian="22.5pt" style:font-size-complex="22.5pt" style:language-asian="fr" style:country-asian="FR"/>
    </style:style>
    <style:style style:name="P21"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22"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23" style:parent-style-name="Normal" style:family="paragraph">
      <style:paragraph-properties fo:text-align="justify" fo:margin-bottom="0in" fo:line-height="150%"/>
      <style:text-properties style:font-name="Arial" style:font-name-asian="Times New Roman" style:font-name-complex="Arial" fo:font-size="35pt" style:font-size-asian="35pt" style:font-size-complex="35pt" style:language-asian="fr" style:country-asian="FR"/>
    </style:style>
    <style:style style:name="P24" style:parent-style-name="Normal" style:family="paragraph">
      <style:paragraph-properties fo:text-align="justify" fo:margin-bottom="0in" fo:line-height="150%"/>
      <style:text-properties style:font-name="Arial" style:font-name-asian="Times New Roman" style:font-name-complex="Arial" fo:font-size="35pt" style:font-size-asian="35pt" style:font-size-complex="35pt" style:language-asian="fr" style:country-asian="FR"/>
    </style:style>
    <style:style style:name="P25" style:parent-style-name="Normal" style:family="paragraph">
      <style:paragraph-properties fo:text-align="justify" fo:margin-bottom="0in" fo:line-height="150%"/>
    </style:style>
    <style:style style:name="T26" style:parent-style-name="Policepardéfaut" style:family="text">
      <style:text-properties style:font-name="Arial" style:font-name-asian="Times New Roman" style:font-name-complex="Arial" fo:font-size="15pt" style:font-size-asian="15pt" style:font-size-complex="15pt" style:language-asian="fr" style:country-asian="FR"/>
    </style:style>
    <style:style style:name="T27" style:parent-style-name="Policepardéfaut" style:family="text">
      <style:text-properties style:font-name="Arial" style:font-name-asian="Times New Roman" style:font-name-complex="Arial" fo:font-size="19pt" style:font-size-asian="19pt" style:font-size-complex="19pt" style:language-asian="fr" style:country-asian="FR"/>
    </style:style>
    <style:style style:name="T28" style:parent-style-name="Policepardéfaut" style:family="text">
      <style:text-properties style:font-name="Arial" style:font-name-asian="Times New Roman" style:font-name-complex="Arial" fo:font-size="15pt" style:font-size-asian="15pt" style:font-size-complex="15pt" style:language-asian="fr" style:country-asian="FR"/>
    </style:style>
    <style:style style:name="P29" style:parent-style-name="Normal" style:family="paragraph">
      <style:paragraph-properties fo:text-align="justify" fo:margin-bottom="0in" fo:line-height="150%"/>
    </style:style>
    <style:style style:name="T30" style:parent-style-name="Policepardéfaut" style:family="text">
      <style:text-properties style:font-name="Arial" style:font-name-asian="Times New Roman" style:font-name-complex="Arial" fo:font-size="15pt" style:font-size-asian="15pt" style:font-size-complex="15pt" style:language-asian="fr" style:country-asian="FR"/>
    </style:style>
    <style:style style:name="T31" style:parent-style-name="Policepardéfaut" style:family="text">
      <style:text-properties style:font-name="Arial" style:font-name-asian="Times New Roman" style:font-name-complex="Arial" fo:font-size="15pt" style:font-size-asian="15pt" style:font-size-complex="15pt" style:language-asian="fr" style:country-asian="FR"/>
    </style:style>
    <style:style style:name="P32" style:parent-style-name="Normal" style:family="paragraph">
      <style:paragraph-properties fo:text-align="justify" fo:margin-bottom="0in" fo:line-height="150%"/>
    </style:style>
    <style:style style:name="T33" style:parent-style-name="Policepardéfaut" style:family="text">
      <style:text-properties style:font-name="Arial" style:font-name-asian="Times New Roman" style:font-name-complex="Arial" fo:font-size="15pt" style:font-size-asian="15pt" style:font-size-complex="15pt" style:language-asian="fr" style:country-asian="FR"/>
    </style:style>
    <style:style style:name="P34"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35"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36" style:parent-style-name="Normal" style:family="paragraph">
      <style:paragraph-properties fo:text-align="justify" fo:margin-bottom="0in" fo:line-height="150%"/>
      <style:text-properties style:font-name="Arial" style:font-name-asian="Times New Roman" style:font-name-complex="Arial" fo:font-size="35pt" style:font-size-asian="35pt" style:font-size-complex="35pt" style:language-asian="fr" style:country-asian="FR"/>
    </style:style>
    <style:style style:name="P37" style:parent-style-name="Normal" style:family="paragraph">
      <style:paragraph-properties fo:text-align="justify" fo:margin-bottom="0in" fo:line-height="150%"/>
      <style:text-properties style:font-name="Arial" style:font-name-asian="Times New Roman" style:font-name-complex="Arial" fo:font-size="35pt" style:font-size-asian="35pt" style:font-size-complex="35pt" style:language-asian="fr" style:country-asian="FR"/>
    </style:style>
    <style:style style:name="P38" style:parent-style-name="Normal" style:family="paragraph">
      <style:paragraph-properties fo:text-align="justify" fo:margin-bottom="0in" fo:line-height="150%"/>
    </style:style>
    <style:style style:name="T39" style:parent-style-name="Policepardéfaut" style:family="text">
      <style:text-properties style:font-name="Arial" style:font-name-asian="Times New Roman" style:font-name-complex="Arial" fo:font-size="22.5pt" style:font-size-asian="22.5pt" style:font-size-complex="22.5pt" style:language-asian="fr" style:country-asian="FR"/>
    </style:style>
    <style:style style:name="P40" style:parent-style-name="Normal" style:family="paragraph">
      <style:paragraph-properties fo:text-align="justify" fo:margin-bottom="0in" fo:line-height="150%"/>
      <style:text-properties style:font-name="Arial" style:font-name-asian="Times New Roman" style:font-name-complex="Arial" fo:font-size="22.5pt" style:font-size-asian="22.5pt" style:font-size-complex="22.5pt" style:language-asian="fr" style:country-asian="FR"/>
    </style:style>
    <style:style style:name="P41" style:parent-style-name="Normal" style:family="paragraph">
      <style:paragraph-properties fo:text-align="justify" fo:margin-bottom="0in" fo:line-height="150%"/>
      <style:text-properties style:font-name="Arial" style:font-name-asian="Times New Roman" style:font-name-complex="Arial" fo:font-size="22.5pt" style:font-size-asian="22.5pt" style:font-size-complex="22.5pt" style:language-asian="fr" style:country-asian="FR"/>
    </style:style>
    <style:style style:name="P42" style:parent-style-name="Normal" style:family="paragraph">
      <style:paragraph-properties fo:text-align="justify" fo:margin-bottom="0in" fo:line-height="150%"/>
      <style:text-properties style:font-name="Arial" style:font-name-asian="Times New Roman" style:font-name-complex="Arial" fo:font-size="22.5pt" style:font-size-asian="22.5pt" style:font-size-complex="22.5pt" style:language-asian="fr" style:country-asian="FR"/>
    </style:style>
    <style:style style:name="P43"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44" style:parent-style-name="Normal" style:family="paragraph">
      <style:paragraph-properties fo:text-align="justify" fo:margin-bottom="0in" fo:line-height="150%"/>
      <style:text-properties style:font-name="Arial" style:font-name-asian="Times New Roman" style:font-name-complex="Arial" fo:font-size="15pt" style:font-size-asian="15pt" style:font-size-complex="15pt" style:language-asian="fr" style:country-asian="FR"/>
    </style:style>
    <style:style style:name="P45" style:parent-style-name="Normal" style:family="paragraph">
      <style:paragraph-properties fo:text-align="justify" fo:margin-bottom="0in" fo:line-height="150%"/>
      <style:text-properties style:font-name="Arial" style:font-name-asian="Times New Roman" style:font-name-complex="Arial" fo:font-size="35pt" style:font-size-asian="35pt" style:font-size-complex="35pt" style:language-asian="fr" style:country-asian="FR"/>
    </style:style>
    <style:style style:name="P46" style:parent-style-name="Normal" style:family="paragraph">
      <style:paragraph-properties fo:text-align="justify" fo:margin-bottom="0in" fo:line-height="150%"/>
      <style:text-properties style:font-name="Arial" style:font-name-asian="Times New Roman" style:font-name-complex="Arial" fo:font-size="35pt" style:font-size-asian="35pt" style:font-size-complex="35pt" style:language-asian="fr" style:country-asian="FR"/>
    </style:style>
    <style:style style:name="P47" style:parent-style-name="Normal" style:family="paragraph">
      <style:paragraph-properties fo:text-align="justify" fo:margin-bottom="0in" fo:line-height="150%"/>
    </style:style>
    <style:style style:name="T48" style:parent-style-name="Policepardéfaut" style:family="text">
      <style:text-properties style:font-name="Arial" style:font-name-asian="Times New Roman" style:font-name-complex="Arial" fo:font-size="15pt" style:font-size-asian="15pt" style:font-size-complex="15pt" style:language-asian="fr" style:country-asian="FR"/>
    </style:style>
    <style:style style:name="P49" style:parent-style-name="Normal" style:family="paragraph">
      <style:paragraph-properties fo:text-align="justify" fo:line-height="150%"/>
      <style:text-properties style:font-name="Arial" style:font-name-asian="Times New Roman" style:font-name-complex="Arial" fo:font-size="15pt" style:font-size-asian="15pt" style:font-size-complex="15pt" style:language-asian="fr" style:country-asian="FR"/>
    </style:style>
    <style:style style:name="P50" style:parent-style-name="Normal" style:family="paragraph">
      <style:paragraph-properties fo:text-align="justify" fo:line-height="150%"/>
      <style:text-properties style:font-name="Arial" style:font-name-asian="Times New Roman" style:font-name-complex="Arial" fo:font-size="15pt" style:font-size-asian="15pt" style:font-size-complex="15pt" style:language-asian="fr" style:country-asian="FR"/>
    </style:style>
    <style:style style:name="P51" style:parent-style-name="Normal" style:family="paragraph">
      <style:paragraph-properties fo:text-align="justify" fo:line-height="150%"/>
      <style:text-properties style:font-name="Arial" style:font-name-asian="Times New Roman" style:font-name-complex="Arial" fo:font-size="35pt" style:font-size-asian="35pt" style:font-size-complex="35pt" style:language-asian="fr" style:country-asian="FR"/>
    </style:style>
    <style:style style:name="P52" style:parent-style-name="Normal" style:family="paragraph">
      <style:paragraph-properties fo:text-align="justify" fo:line-height="150%"/>
    </style:style>
    <style:style style:name="T53" style:parent-style-name="Policepardéfaut" style:family="text">
      <style:text-properties style:font-name="Arial" style:font-name-asian="Times New Roman" style:font-name-complex="Arial" fo:font-size="15pt" style:font-size-asian="15pt" style:font-size-complex="15pt" style:language-asian="fr" style:country-asian="FR"/>
    </style:style>
    <style:style style:name="T54" style:parent-style-name="Policepardéfaut" style:family="text">
      <style:text-properties style:font-name="Arial" style:font-name-asian="Times New Roman" style:font-name-complex="Arial" fo:font-size="19pt" style:font-size-asian="19pt" style:font-size-complex="19pt" style:language-asian="fr" style:country-asian="FR"/>
    </style:style>
    <style:style style:name="T55" style:parent-style-name="Policepardéfaut" style:family="text">
      <style:text-properties style:font-name="Arial" style:font-name-asian="Times New Roman" style:font-name-complex="Arial" fo:font-size="15pt" style:font-size-asian="15pt" style:font-size-complex="15pt" style:language-asian="fr" style:country-asian="FR"/>
    </style:style>
    <style:style style:name="T56" style:parent-style-name="Policepardéfaut" style:family="text">
      <style:text-properties style:font-name="Arial" style:font-name-asian="Times New Roman" style:font-name-complex="Arial" fo:font-size="19pt" style:font-size-asian="19pt" style:font-size-complex="19pt" style:language-asian="fr" style:country-asian="FR"/>
    </style:style>
    <style:style style:name="T57" style:parent-style-name="Policepardéfaut" style:family="text">
      <style:text-properties style:font-name="Arial" style:font-name-asian="Times New Roman" style:font-name-complex="Arial" fo:font-size="15pt" style:font-size-asian="15pt" style:font-size-complex="15pt" style:language-asian="fr" style:country-asian="FR"/>
    </style:style>
    <style:style style:name="T58" style:parent-style-name="Policepardéfaut" style:family="text">
      <style:text-properties style:font-name="Arial" style:font-name-asian="Times New Roman" style:font-name-complex="Arial" fo:font-size="19pt" style:font-size-asian="19pt" style:font-size-complex="19pt" style:language-asian="fr" style:country-asian="FR"/>
    </style:style>
    <style:style style:name="T59" style:parent-style-name="Policepardéfaut" style:family="text">
      <style:text-properties style:font-name="Arial" style:font-name-asian="Times New Roman" style:font-name-complex="Arial" fo:font-size="15pt" style:font-size-asian="15pt" style:font-size-complex="15pt" style:language-asian="fr" style:country-asian="FR"/>
    </style:style>
    <style:style style:name="T60" style:parent-style-name="Policepardéfaut" style:family="text">
      <style:text-properties style:font-name="Arial" style:font-name-asian="Times New Roman" style:font-name-complex="Arial" fo:font-size="15pt" style:font-size-asian="15pt" style:font-size-complex="15pt" style:language-asian="fr" style:country-asian="FR"/>
    </style:style>
    <style:style style:name="T61" style:parent-style-name="Policepardéfaut" style:family="text">
      <style:text-properties style:font-name="Arial" style:font-name-asian="Times New Roman" style:font-name-complex="Arial" fo:font-size="19pt" style:font-size-asian="19pt" style:font-size-complex="19pt" style:language-asian="fr" style:country-asian="FR"/>
    </style:style>
    <style:style style:name="T62" style:parent-style-name="Policepardéfaut" style:family="text">
      <style:text-properties style:font-name="Arial" style:font-name-asian="Times New Roman" style:font-name-complex="Arial" fo:font-size="15pt" style:font-size-asian="15pt" style:font-size-complex="15pt" style:language-asian="fr" style:country-asian="FR"/>
    </style:style>
    <style:style style:name="P63" style:parent-style-name="Normal" style:family="paragraph">
      <style:paragraph-properties fo:text-align="justify" fo:line-height="150%"/>
      <style:text-properties style:font-name="Arial" style:font-name-asian="Times New Roman" style:font-name-complex="Arial" fo:font-size="15pt" style:font-size-asian="15pt" style:font-size-complex="15pt" style:language-asian="fr" style:country-asian="FR"/>
    </style:style>
    <style:style style:name="P64" style:parent-style-name="Normal" style:family="paragraph">
      <style:paragraph-properties fo:text-align="justify" fo:line-height="150%"/>
      <style:text-properties style:font-name="Arial" style:font-name-asian="Times New Roman" style:font-name-complex="Arial" fo:font-size="35pt" style:font-size-asian="35pt" style:font-size-complex="35pt" style:language-asian="fr" style:country-asian="FR"/>
    </style:style>
    <style:style style:name="P65" style:parent-style-name="Normal" style:family="paragraph">
      <style:paragraph-properties fo:text-align="justify" fo:line-height="150%"/>
      <style:text-properties style:font-name="Arial" style:font-name-asian="Times New Roman" style:font-name-complex="Arial" fo:font-size="35pt" style:font-size-asian="35pt" style:font-size-complex="35pt" style:language-asian="fr" style:country-asian="FR"/>
    </style:style>
    <style:style style:name="P66" style:parent-style-name="Normal" style:family="paragraph">
      <style:paragraph-properties fo:text-align="justify" fo:line-height="150%"/>
    </style:style>
    <style:style style:name="T67" style:parent-style-name="Policepardéfaut" style:family="text">
      <style:text-properties style:font-name="Arial" style:font-name-asian="Times New Roman" style:font-name-complex="Arial" fo:font-size="15pt" style:font-size-asian="15pt" style:font-size-complex="15pt" style:language-asian="fr" style:country-asian="FR"/>
    </style:style>
  </office:automatic-styles>
  <office:body>
    <office:text text:use-soft-page-breaks="true">
      <text:p text:style-name="P1">Introduction/Business Problem</text:p>
      <text:p text:style-name="P2"/>
      <text:p text:style-name="P3">According to the websitehttps://worldpopulationreview.com/world-cities/mumbai-population/, Mumbai has a population of about 22 million people which creates a high demand for places like restaurants and cafes where people can socialize in a preordained ambiance.As stated by a blog onwww.torqus.com, Mumbai is known to be a melting pot of all regional tastes of India. It is not a surprise that a city like Mumbai that offers impeccable and varied flavours for all palates and all pocket sizes stands for a unique gastronomical experience. From roadside food stalls to hoity-toity restaurants, Mumbai serves it all.The overall Indian foodservice industry is estimated to be Rs 5.99 trillion by 2022-23, growing at a compounded annual growth rate of 9 percent, a National Restaurant Association of India (NRAI) report said. Pegging Mumbai's organized foodservice market at Rs 40,480 crore, thereport noted it was the highest amongst metros in the country.</text:p>
      <text:p text:style-name="P4"/>
      <text:p text:style-name="P5">Target Audience</text:p>
      <text:p text:style-name="P6"/>
      <text:soft-page-break/>
      <text:p text:style-name="P7">Entrepreneurs interested in the opening Fast Food Restaurant in Mumbai, who may require external advice concerning what type of restaurants are in trend and where exactly it should be originated which could create a high chance of being successful. Fast Food Restaurant category is based on personal preference but this analysis can be applied to any business.</text:p>
      <text:p text:style-name="P8"/>
      <text:p text:style-name="P9">Data Description</text:p>
      <text:p text:style-name="P10">I used the following data to analyze the city of Mumbai</text:p>
      <text:p text:style-name="P11"/>
      <text:p text:style-name="P12"><text:span text:style-name="T13">1. Neighbourhood Data</text:span><text:span text:style-name="T14">Using pandas converted the table onhttps://www.mapsofindia.com/pincode/india/maharashtra/mumbai/website consisting name of the neighbourhood with respect to its Pin code.</text:span></text:p>
      <text:p text:style-name="P15">2. Geopy.geocoders</text:p>
      <text:p text:style-name="P16"/>
      <text:p text:style-name="P17">Using geopy.geocoders library to get the latitude and longitude of each neighbourhood in Mumbai.</text:p>
      <text:p text:style-name="P18"/>
      <text:p text:style-name="P19">3. Foursquare API</text:p>
      <text:p text:style-name="P20"/>
      <text:soft-page-break/>
      <text:p text:style-name="P21">Using Foursquare API to explore venue information for each neighbourhood in the Mumbai city. Some features extracted include ‘Venue’, ‘Venue Category’, ‘Venue Latitude’, ‘Venue Longitude’, etc.</text:p>
      <text:p text:style-name="P22"/>
      <text:p text:style-name="P23">Methodology</text:p>
      <text:p text:style-name="P24"/>
      <text:p text:style-name="P25"><text:span text:style-name="T26">After extracting the data of Mumbai neighbourhoods and grouping them by their pin codes I got the following data frame containing182neighbourhoods.I used the</text:span><text:span text:style-name="T27">goepy</text:span><text:span text:style-name="T28">library to pass the name to get the latitudes and longitudes and merged the data into the above dataset.</text:span></text:p>
      <text:p text:style-name="P29"><text:span text:style-name="T30">Thefoliumlibrary was used tovisualize the geographic details of Mumbai and superimposed the markers on the map indicating the neighbourhoods with a popup text.I utilized the Foursquare API to explore the boroughs and segment them. It fetches the venues located nearest to location passed through the URL. I assigned the limit as200and the radius as500meters for each neighbourhood from their given latitude and longitude information. From the data gathered I created the following data frame consisting of2738venues categorized by the venue type.Exploring the dataset is important because it gives you initial insights and may help you to get a partial idea of the answer that you are looking to find out from the data. By exploring the above dataset I found out that "Indian Restaurants" was<text:s/></text:span><text:soft-page-break/><text:span text:style-name="T31">the most reoccurring venue category and the "Fast Food Restaurant" category has 80 unique venue locations in the dataset.</text:span></text:p>
      <text:p text:style-name="P32"><text:span text:style-name="T33">For this study, I used one-hot encoding and standardization to process our categorical variable (venue category) into a form that machine learning algorithms can further classify the data.Since we have some common venue category that is why I decided to choose K -means algorithm for clustering the dataset as it is one of the simplest and popular unsupervised machine learning algorithms. To decide the optimal number of clusters I used the Elbow method.Here is my merged table with cluster labels for each Location.</text:span></text:p>
      <text:p text:style-name="P34">Exploring the dataset to see the distribution of venues among the clusters.</text:p>
      <text:p text:style-name="P35"/>
      <text:p text:style-name="P36">Result</text:p>
      <text:p text:style-name="P37"/>
      <text:p text:style-name="P38"><text:span text:style-name="T39">Cluster 1: Neighborhoods where Fast Food Restaurants aren't a common venue</text:span></text:p>
      <text:p text:style-name="P40">Cluster 2: Neighbourhoods where Fast Food Restaurant are a common venueCluster<text:s/></text:p>
      <text:p text:style-name="P41">3: Neighborhoodswhere Fast Food Restaurant are the most common venue</text:p>
      <text:p text:style-name="P42"/>
      <text:p text:style-name="P43">In the final section, I created a map to visualize all clusters on the map of Mumbai. The results are visualized in the above map with Cluster 0 in red color, Cluster 1 in purple color, and Cluster 2 in light green color.</text:p>
      <text:p text:style-name="P44"/>
      <text:p text:style-name="P45">Discussion</text:p>
      <text:p text:style-name="P46"/>
      <text:p text:style-name="P47"><text:span text:style-name="T48">The fast-food restaurants' being the most common venue is observed in cluster 2, followed by moderate density in cluster 1 and none in cluster 0.</text:span></text:p>
      <text:p text:style-name="P49">Therefore, when choosing a neighbourhood to open a fast-food restaurant, it is advisable to consider locations in Cluster 0 and 1 because of the lack of competition and the ability to conquer the market. It is also important to be centrally located in the city to cover the maximum radius of potential customers.</text:p>
      <text:p text:style-name="P50"/>
      <text:p text:style-name="P51">Limitation</text:p>
      <text:p text:style-name="P52"><text:span text:style-name="T53">This project can be further improved by adding constraints like</text:span><text:span text:style-name="T54">populationdensity</text:span><text:span text:style-name="T55">,</text:span><text:span text:style-name="T56">propertycosts</text:span><text:span text:style-name="T57">, and the proximity of</text:span><text:span text:style-name="T58">farmersmarket</text:span><text:span text:style-name="T59">. This analysis allows the developer to provide<text:s/></text:span><text:soft-page-break/><text:span text:style-name="T60">information on a more profitable place to set up shop for their services. Reducing competition and differentiating your business from those around you allows businesses to develop strategies to grow and thrive. However, to put all these data into this project is not possible to do within a short time frame for this capstone project.Also, the</text:span><text:span text:style-name="T61">FoursquareAPI</text:span><text:span text:style-name="T62">used had a limit of 200 calls in a radius of 500m, therefore, all the predictions are based on the data gathered by the Foursquare data platform.</text:span></text:p>
      <text:p text:style-name="P63"/>
      <text:p text:style-name="P64">Conclusion</text:p>
      <text:p text:style-name="P65"/>
      <text:p text:style-name="P66"><text:span text:style-name="T67">This project was concerned with the data science methodology where one identified a business problem, collected the data required, processed the data, used relevant methods to prepare data for analysis by the appropriate machine learning techniques, and lastly used the results to recommend solutions to relevant entrepreneurs.Based on the Clusters formed it would be a good idea to open a restaurant in Clusters 0 &amp; 1 since the other clusters already have fast-food restaurants in their vicinities. Also, clusters 0 &amp; 1 have many restaurants in the vicinity (Pizza restaurants, cafe, coffee shop, Indian restaurants) so one will be able to attract a good c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FO LANING Brenda Daina</meta:initial-creator>
    <dc:creator>MAFO LANING Brenda Daina</dc:creator>
    <meta:creation-date>2021-05-02T06:32:00Z</meta:creation-date>
    <dc:date>2021-05-02T06:35:00Z</dc:date>
    <meta:template xlink:href="Normal" xlink:type="simple"/>
    <meta:editing-cycles>1</meta:editing-cycles>
    <meta:editing-duration>PT0S</meta:editing-duration>
    <meta:document-statistic meta:page-count="6" meta:paragraph-count="12" meta:word-count="929" meta:character-count="6031" meta:row-count="42" meta:non-whitespace-character-count="5114"/>
  </office:meta>
</office:document-meta>
</file>